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0.4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8.774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6.498cm"/>
    </style:style>
    <style:style style:name="co16" style:family="table-column">
      <style:table-column-properties fo:break-before="auto" style:column-width="13.601cm"/>
    </style:style>
    <style:style style:name="co17" style:family="table-column">
      <style:table-column-properties fo:break-before="auto" style:column-width="16.849cm"/>
    </style:style>
    <style:style style:name="co18" style:family="table-column">
      <style:table-column-properties fo:break-before="auto" style:column-width="13.185cm"/>
    </style:style>
    <style:style style:name="co19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Templates - Post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Next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revious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r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log Main Image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logMainImag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1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2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Templates - BlogCats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...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art at the Beginning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ost 1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1Imag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ost 2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2Image*"</text:p>
          </table:table-cell>
          <table:table-cell table:style-name="Default" office:value-type="string">
            <text:p>Defaul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  <table:table table:name="Another Blog Blog Review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Open Office</text:p>
          </table:table-cell>
          <table:table-cell office:value-type="string">
            <text:p>http://www.openoffice.org/download/index.html</text:p>
          </table:table-cell>
          <table:table-cell/>
          <table:table-cell office:value-type="string">
            <text:p>In</text:p>
          </table:table-cell>
          <table:table-cell office:value-type="string">
            <text:p>Open Office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Lenovo 100s</text:p>
          </table:table-cell>
          <table:table-cell office:value-type="string">
            <text:p>http://www.argos.co.uk/product/5155709</text:p>
          </table:table-cell>
          <table:table-cell/>
          <table:table-cell office:value-type="string">
            <text:p>In</text:p>
          </table:table-cell>
          <table:table-cell office:value-type="string">
            <text:p>alt="Lenovo 100s at Argos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wordpress</text:p>
          </table:table-cell>
          <table:table-cell office:value-type="string">
            <text:p>https://bromptonsite.wordpress.com/2016/11/14/abb-reviews-inroduction/#more-122</text:p>
          </table:table-cell>
          <table:table-cell/>
          <table:table-cell office:value-type="string">
            <text:p>Out</text:p>
          </table:table-cell>
          <table:table-cell office:value-type="string">
            <text:p>alt="Another Blog Blog Reviews on Wordpress"</text:p>
          </table:table-cell>
          <table:table-cell office:value-type="string">
            <text:p>target="_blank"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B Reviews"</text:p>
          </table:table-cell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<text:a xlink:href="https://mr-brompton.github.io/index.html">https://mr-brompton.github.io/index.html</text:a></text:p>
          </table:table-cell>
          <table:table-cell/>
          <table:table-cell office:value-type="string">
            <text:p>In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Default</text:p>
          </table:table-cell>
        </table:table-row>
      </table:table>
      <table:table table:name="blogCats - B_Reviews" table:style-name="ta1" table:print="false"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Most Recent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Most Recent Review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Another Blog Blog Reviews Image Link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 review, Huawei 3g Modem review, EE Connection review and OpenOffice Review from Another Blog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Read Another Blog Blog Reviews </text:p>
          </table:table-cell>
          <table:table-cell office:value-type="string">
            <text:p>https://mr-brompton.github.io/blogCats/B_Reviews/anotherBlogBlogReviews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Lenovo 100s, Huawei 3g Modem, EE Connection and OpenOffice Reviews from Another Blog Blog"</text:p>
          </table:table-cell>
          <table:table-cell office:value-type="string">
            <text:p>Default</text:p>
          </table:table-cell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target="_blank"</text:p>
          </table:table-cell>
        </table:table-row>
      </table:table>
      <table:table table:name="Contact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  <table:table table:name="Templates - Contact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8:0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M37S</meta:editing-duration>
    <meta:editing-cycles>24</meta:editing-cycles>
    <meta:generator>OpenOffice/4.1.2$Win32 OpenOffice.org_project/412m3$Build-9782</meta:generator>
    <dc:date>2016-12-12T18:02:38.42</dc:date>
    <dc:creator>Matt </dc:creator>
    <meta:document-statistic meta:table-count="7" meta:cell-count="560" meta:object-count="0"/>
    <meta:user-defined meta:name="Info 1"/>
    <meta:user-defined meta:name="Info 2"/>
    <meta:user-defined meta:name="Info 3"/>
    <meta:user-defined meta:name="Info 4"/>
  </office:meta>
</office:document-meta>
</file>